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ptional">
      <style:graphic-properties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1cm" svg:height="2.54cm" svg:x="7.35cm" svg:y="3.54cm">
          <text:p text:style-name="P1">Tutorial</text:p>
          <text:p text:style-name="P1">Front P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4.81cm" svg:y="8.58cm">
          <text:p text:style-name="P1">Internal</text:p>
          <text:p text:style-name="P1">FAQ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9.91cm" svg:y="8.58cm">
          <text:p text:style-name="P1">External</text:p>
          <text:p text:style-name="P1">FAQ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14.93cm" svg:y="11.2cm">
          <text:p text:style-name="P1">Term 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14.93cm" svg:y="13.994cm">
          <text:p text:style-name="P1">Static Link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2.54cm" svg:x="14.93cm" svg:y="16.794cm">
          <text:p text:style-name="P1">Adver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1.03cm" svg:y="11.2cm">
          <text:p text:style-name="P1">Term 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3.13cm" svg:y="13.994cm">
          <text:p text:style-name="P1">Intro Sec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7.43cm" svg:y="13.994cm">
          <text:p text:style-name="P1">User</text:p>
          <text:p text:style-name="P1">Generat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1.33cm" svg:y="18.294cm">
          <text:p text:style-name="P1">Media</text:p>
          <text:p text:style-name="P1">View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81cm" svg:height="2.54cm" svg:x="5.33cm" svg:y="18.294cm">
          <text:p text:style-name="P1">Text Ed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8.874cm" svg:y1="6.207cm" svg:x2="7.35cm" svg:y2="8.366cm">
          <text:p/>
        </draw:line>
        <draw:line draw:style-name="gr3" draw:text-style-name="P1" draw:layer="layout" svg:x1="9.255cm" svg:y1="6.207cm" svg:x2="11.287cm" svg:y2="8.366cm">
          <text:p/>
        </draw:line>
        <draw:line draw:style-name="gr3" draw:text-style-name="P1" draw:layer="layout" svg:x1="12.176cm" svg:y1="11.414cm" svg:x2="14.589cm" svg:y2="12.684cm">
          <text:p/>
        </draw:line>
        <draw:line draw:style-name="gr3" draw:text-style-name="P1" draw:layer="layout" svg:x1="11.922cm" svg:y1="11.668cm" svg:x2="14.589cm" svg:y2="15.478cm">
          <text:p/>
        </draw:line>
        <draw:line draw:style-name="gr3" draw:text-style-name="P1" draw:layer="layout" svg:x1="11.668cm" svg:y1="11.795cm" svg:x2="14.462cm" svg:y2="17.891cm">
          <text:p/>
        </draw:line>
        <draw:line draw:style-name="gr3" draw:text-style-name="P1" draw:layer="layout" svg:x1="6.588cm" svg:y1="11.287cm" svg:x2="5.064cm" svg:y2="12.938cm">
          <text:p/>
        </draw:line>
        <draw:line draw:style-name="gr3" draw:text-style-name="P1" draw:layer="layout" svg:x1="7.096cm" svg:y1="11.414cm" svg:x2="6.08cm" svg:y2="13.573cm">
          <text:p/>
        </draw:line>
        <draw:line draw:style-name="gr3" draw:text-style-name="P1" draw:layer="layout" svg:x1="7.477cm" svg:y1="11.541cm" svg:x2="8.874cm" svg:y2="13.7cm">
          <text:p/>
        </draw:line>
        <draw:line draw:style-name="gr3" draw:text-style-name="P1" draw:layer="layout" svg:x1="4.937cm" svg:y1="16.748cm" svg:x2="3.921cm" svg:y2="18.145cm">
          <text:p/>
        </draw:line>
        <draw:line draw:style-name="gr3" draw:text-style-name="P1" draw:layer="layout" svg:x1="7.985cm" svg:y1="16.875cm" svg:x2="4.556cm" svg:y2="18.145cm">
          <text:p/>
        </draw:line>
        <draw:line draw:style-name="gr3" draw:text-style-name="P1" draw:layer="layout" svg:x1="9.001cm" svg:y1="16.875cm" svg:x2="7.985cm" svg:y2="18.0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ptional" style:family="graphic" style:parent-style-name="standard">
      <style:graphic-properties draw:stroke-dash="Dash_20_2" draw:fill-color="#c5000b" draw:fill-gradient-name="Gradient_20_7" draw:fill-hatch-name="Hatching_20_1" draw:fill-image-name="Bitmape_20_1" draw:opacity="50%" draw:fill-image-width="0cm" draw:fill-image-height="0cm" draw:shadow-opacity="50%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3T10:12:39.406368816</meta:creation-date>
    <dc:date>2014-02-03T10:30:20.992229910</dc:date>
    <meta:editing-duration>PT2M11S</meta:editing-duration>
    <meta:editing-cycles>1</meta:editing-cycles>
    <meta:document-statistic meta:object-count="22"/>
    <meta:generator>LibreOffice/4.1.4.2$Linux_X86_64 LibreOffice_project/410m0$Build-2</meta:generator>
  </office:meta>
</office:document-meta>
</file>